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Rhalena Counts</text:p>
          </table:table-cell>
          <table:table-cell office:value-type="string" calcext:value-type="string">
            <text:p>Carol 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00-00-00</text:date>, <text:time style:data-style-name="N2" text:time-value="16:06:20.465690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6:25:18.627050589</meta:creation-date>
    <dc:date>2019-07-19T11:19:39.931292793</dc:date>
    <meta:editing-duration>PT19H14M41S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